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767cm" svg:height="12.305cm" svg:x="35.992cm" svg:y="14.186cm">
            <draw:object draw:notify-on-update-of-ranges="Sheet1.F31:Sheet1.F31 Sheet1.F32:Sheet1.F52 Sheet1.G32:Sheet1.G52 Sheet1.H3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MB / 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224605" calcext:value-type="float">
            <text:p>46,224605</text:p>
          </table:table-cell>
          <table:table-cell/>
          <table:table-cell table:style-name="ce1"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856847" calcext:value-type="float">
            <text:p>89,856847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.335077" calcext:value-type="float">
            <text:p>147,33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0.22006" calcext:value-type="float">
            <text:p>270,22006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0.035388" calcext:value-type="float">
            <text:p>520,035388</text:p>
          </table:table-cell>
          <table:table-cell/>
          <table:table-cell table:number-matrix-columns-spanned="2" table:number-matrix-rows-spanned="5" table:formula="of:=LINEST([.$D$2:.$D$22] ; [.$B$2:.$B$22] ; 1 ; 1)" office:value-type="float" office:value="0.00834689113415078" calcext:value-type="float">
            <text:p>0,008346891134151</text:p>
          </table:table-cell>
          <table:table-cell office:value-type="float" office:value="4180.92407119641" calcext:value-type="float">
            <text:p>4180,92407119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98.703363" calcext:value-type="float">
            <text:p>898,703363</text:p>
          </table:table-cell>
          <table:table-cell/>
          <table:table-cell office:value-type="float" office:value="0.00369787017903461" calcext:value-type="float">
            <text:p>0,003697870179035</text:p>
          </table:table-cell>
          <table:table-cell office:value-type="float" office:value="977.037638832536" calcext:value-type="float">
            <text:p>977,037638832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36.81455" calcext:value-type="float">
            <text:p>1236,81455</text:p>
          </table:table-cell>
          <table:table-cell/>
          <table:table-cell office:value-type="float" office:value="0.211455422423316" calcext:value-type="float">
            <text:p>0,211455422423316</text:p>
          </table:table-cell>
          <table:table-cell office:value-type="float" office:value="4145.21996879016" calcext:value-type="float">
            <text:p>4145,21996879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178.392273" calcext:value-type="float">
            <text:p>2178,392273</text:p>
          </table:table-cell>
          <table:table-cell/>
          <table:table-cell office:value-type="float" office:value="5.09502333829984" calcext:value-type="float">
            <text:p>5,0950233382998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348.229027" calcext:value-type="float">
            <text:p>3348,229027</text:p>
          </table:table-cell>
          <table:table-cell/>
          <table:table-cell office:value-type="float" office:value="87547014.5827736" calcext:value-type="float">
            <text:p>87547014,5827736</text:p>
          </table:table-cell>
          <table:table-cell office:value-type="float" office:value="326474123.203478" calcext:value-type="float">
            <text:p>326474123,203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512" calcext:value-type="float">
            <text:p>5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740.756471" calcext:value-type="float">
            <text:p>1740,75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2847.410455" calcext:value-type="float">
            <text:p>2847,410455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4552.375629" calcext:value-type="float">
            <text:p>4552,375629</text:p>
          </table:table-cell>
          <table:table-cell/>
          <table:table-cell office:value-type="string" calcext:value-type="string">
            <text:p>R^2</text:p>
          </table:table-cell>
          <table:table-cell table:formula="of:=[.$F$8]" office:value-type="float" office:value="0.211455422423316" calcext:value-type="float">
            <text:p>0,211455422423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6242.712935" calcext:value-type="float">
            <text:p>6242,712935</text:p>
          </table:table-cell>
          <table:table-cell/>
          <table:table-cell office:value-type="string" calcext:value-type="string">
            <text:p>Standard Error</text:p>
          </table:table-cell>
          <table:table-cell table:formula="of:=[.$G$8]" office:value-type="float" office:value="4145.21996879016" calcext:value-type="float">
            <text:p>4145,21996879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7624.01113" calcext:value-type="float">
            <text:p>7624,01113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15" calcext:value-type="float">
            <text:p>1,5E-05</text:p>
          </table:table-cell>
          <table:table-cell office:value-type="float" office:value="8475.39603" calcext:value-type="float">
            <text:p>8475,39603</text:p>
          </table:table-cell>
          <table:table-cell/>
          <table:table-cell office:value-type="string" calcext:value-type="string">
            <text:p>Observations</text:p>
          </table:table-cell>
          <table:table-cell table:formula="of:=2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9624.201473" calcext:value-type="float">
            <text:p>9624,201473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F$8])*([.$G$16] - 1)/([.$G$16] - [.$G$15] - 1)" office:value-type="float" office:value="0.169953076235069" calcext:value-type="float">
            <text:p>0,169953076235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150.489331" calcext:value-type="float">
            <text:p>10150,489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13006.723069" calcext:value-type="float">
            <text:p>13006,723069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13162.193283" calcext:value-type="float">
            <text:p>13162,193283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404" calcext:value-type="float">
            <text:p>0,000404</text:p>
          </table:table-cell>
          <table:table-cell office:value-type="float" office:value="10384.035394" calcext:value-type="float">
            <text:p>10384,035394</text:p>
          </table:table-cell>
          <table:table-cell/>
          <table:table-cell office:value-type="string" calcext:value-type="string">
            <text:p>Regression</text:p>
          </table:table-cell>
          <table:table-cell table:formula="of:=[.$G$15]" office:value-type="float" office:value="1" calcext:value-type="float">
            <text:p>1</text:p>
          </table:table-cell>
          <table:table-cell table:formula="of:=[.$F$10]" office:value-type="float" office:value="87547014.5827736" calcext:value-type="float">
            <text:p>87547014,5827736</text:p>
          </table:table-cell>
          <table:table-cell table:formula="of:=[.$F$10] / [.$G$21]" office:value-type="float" office:value="87547014.5827736" calcext:value-type="float">
            <text:p>87547014,5827736</text:p>
          </table:table-cell>
          <table:table-cell table:formula="of:=[.$F$9]" office:value-type="float" office:value="5.09502333829984" calcext:value-type="float">
            <text:p>5,09502333829984</text:p>
          </table:table-cell>
          <table:table-cell table:formula="of:=LEGACY.FDIST([.$F$9] ; [.$G$21] ; [.$G$9])" office:value-type="float" office:value="0.0359615797184952" calcext:value-type="float">
            <text:p>0,035961579718495</text:p>
          </table:table-cell>
          <table:table-cell/>
        </table:table-row>
        <table:table-row table:style-name="ro1">
          <table:table-cell office:value-type="string" calcext:value-type="string">
            <text:p>Send/Recv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8757.980194" calcext:value-type="float">
            <text:p>8757,980194</text:p>
          </table:table-cell>
          <table:table-cell/>
          <table:table-cell office:value-type="string" calcext:value-type="string">
            <text:p>Residual</text:p>
          </table:table-cell>
          <table:table-cell table:formula="of:=[.$G$9]" office:value-type="float" office:value="19" calcext:value-type="float">
            <text:p>19</text:p>
          </table:table-cell>
          <table:table-cell table:formula="of:=[.$G$10]" office:value-type="float" office:value="326474123.203478" calcext:value-type="float">
            <text:p>326474123,203478</text:p>
          </table:table-cell>
          <table:table-cell table:formula="of:=[.$G$10] / [.$G$9]" office:value-type="float" office:value="17182848.5896567" calcext:value-type="float">
            <text:p>17182848,58965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$G$21] + [.$G$9]" office:value-type="float" office:value="20" calcext:value-type="float">
            <text:p>20</text:p>
          </table:table-cell>
          <table:table-cell table:formula="of:=[.$F$10] + [.$G$10]" office:value-type="float" office:value="414021137.786252" calcext:value-type="float">
            <text:p>414021137,78625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G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G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5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F$6:.$G$6]; 1 ; 30 - ROW())" office:value-type="float" office:value="4180.92407119641" calcext:value-type="float">
            <text:p>4180,92407119641</text:p>
          </table:table-cell>
          <table:table-cell table:number-matrix-columns-spanned="1" table:number-matrix-rows-spanned="2" table:formula="of:=INDEX([.$F$7:.$G$7]; 1 ; 30 - ROW())" office:value-type="float" office:value="977.037638832536" calcext:value-type="float">
            <text:p>977,037638832536</text:p>
          </table:table-cell>
          <table:table-cell table:number-matrix-columns-spanned="1" table:number-matrix-rows-spanned="2" table:formula="of:=[.$G$28:.$G$29] / [.$H$28:.$H$29]" office:value-type="float" office:value="4.27918424534003" calcext:value-type="float">
            <text:p>4,27918424534003</text:p>
          </table:table-cell>
          <table:table-cell table:number-matrix-columns-spanned="1" table:number-matrix-rows-spanned="2" table:formula="of:=LEGACY.TDIST(ABS([.$I$28:.$I$29]) ; [.$G$9] ; 2 )" office:value-type="float" office:value="0.000405145539265685" calcext:value-type="float">
            <text:p>0,000405145539266</text:p>
          </table:table-cell>
          <table:table-cell table:number-matrix-columns-spanned="1" table:number-matrix-rows-spanned="2" table:formula="of:=[.$G$28:.$G$29] - [.$H$28:.$H$29] * TINV(1 - [.$G$25] ; [.$G$9])" office:value-type="float" office:value="2135.96079105761" calcext:value-type="float">
            <text:p>2135,96079105761</text:p>
          </table:table-cell>
          <table:table-cell table:number-matrix-columns-spanned="1" table:number-matrix-rows-spanned="2" table:formula="of:=[.$G$28:.$G$29] + [.$H$28:.$H$29] * TINV(1 - [.$G$25] ; [.$G$9])" office:value-type="float" office:value="6225.8873513352" calcext:value-type="float">
            <text:p>6225,8873513352</text:p>
          </table:table-cell>
        </table:table-row>
        <table:table-row table:style-name="ro1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834689113415078" calcext:value-type="float">
            <text:p>0,008346891134151</text:p>
          </table:table-cell>
          <table:table-cell office:value-type="float" office:value="0.00369787017903461" calcext:value-type="float">
            <text:p>0,003697870179035</text:p>
          </table:table-cell>
          <table:table-cell office:value-type="float" office:value="2.25721583777446" calcext:value-type="float">
            <text:p>2,25721583777446</text:p>
          </table:table-cell>
          <table:table-cell office:value-type="float" office:value="0.0359615797184952" calcext:value-type="float">
            <text:p>0,035961579718495</text:p>
          </table:table-cell>
          <table:table-cell office:value-type="float" office:value="0.000607159899352183" calcext:value-type="float">
            <text:p>0,000607159899352</text:p>
          </table:table-cell>
          <table:table-cell office:value-type="float" office:value="0.0160866223689494" calcext:value-type="float">
            <text:p>0,0160866223689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matrix-columns-spanned="1" table:number-matrix-rows-spanned="21" table:formula="of:=[.$B$2:.$B$22]" office:value-type="float" office:value="1" calcext:value-type="float">
            <text:p>1</text:p>
          </table:table-cell>
          <table:table-cell table:number-matrix-columns-spanned="1" table:number-matrix-rows-spanned="21" table:formula="of:=MMULT([.$F$32:.$F$52] ; [.$G$29]) + [.$G$28]" office:value-type="float" office:value="4180.93241808754" calcext:value-type="float">
            <text:p>4180,93241808754</text:p>
          </table:table-cell>
          <table:table-cell table:number-matrix-columns-spanned="1" table:number-matrix-rows-spanned="21" table:formula="of:=[.$D$2:.$D$22]" office:value-type="float" office:value="46.224605" calcext:value-type="float">
            <text:p>46,224605</text:p>
          </table:table-cell>
          <table:table-cell table:number-matrix-columns-spanned="1" table:number-matrix-rows-spanned="21" table:formula="of:=[.$H$32:.$H$52] - [.$G$32:.$G$52]" office:value-type="float" office:value="-4134.70781308754" calcext:value-type="float">
            <text:p>-4134,70781308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180.94076497868" calcext:value-type="float">
            <text:p>4180,94076497868</text:p>
          </table:table-cell>
          <table:table-cell office:value-type="float" office:value="89.856847" calcext:value-type="float">
            <text:p>89,856847</text:p>
          </table:table-cell>
          <table:table-cell office:value-type="float" office:value="-4091.08391797868" calcext:value-type="float">
            <text:p>-4091,083917978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180.95745876094" calcext:value-type="float">
            <text:p>4180,95745876094</text:p>
          </table:table-cell>
          <table:table-cell office:value-type="float" office:value="147.335077" calcext:value-type="float">
            <text:p>147,335077</text:p>
          </table:table-cell>
          <table:table-cell office:value-type="float" office:value="-4033.62238176094" calcext:value-type="float">
            <text:p>-4033,622381760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180.99084632548" calcext:value-type="float">
            <text:p>4180,99084632548</text:p>
          </table:table-cell>
          <table:table-cell office:value-type="float" office:value="270.22006" calcext:value-type="float">
            <text:p>270,22006</text:p>
          </table:table-cell>
          <table:table-cell office:value-type="float" office:value="-3910.77078632548" calcext:value-type="float">
            <text:p>-3910,770786325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181.05762145455" calcext:value-type="float">
            <text:p>4181,05762145455</text:p>
          </table:table-cell>
          <table:table-cell office:value-type="float" office:value="520.035388" calcext:value-type="float">
            <text:p>520,035388</text:p>
          </table:table-cell>
          <table:table-cell office:value-type="float" office:value="-3661.02223345455" calcext:value-type="float">
            <text:p>-3661,022233454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181.1911717127" calcext:value-type="float">
            <text:p>4181,1911717127</text:p>
          </table:table-cell>
          <table:table-cell office:value-type="float" office:value="898.703363" calcext:value-type="float">
            <text:p>898,703363</text:p>
          </table:table-cell>
          <table:table-cell office:value-type="float" office:value="-3282.4878087127" calcext:value-type="float">
            <text:p>-3282,48780871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4181.45827222899" calcext:value-type="float">
            <text:p>4181,45827222899</text:p>
          </table:table-cell>
          <table:table-cell office:value-type="float" office:value="1236.81455" calcext:value-type="float">
            <text:p>1236,81455</text:p>
          </table:table-cell>
          <table:table-cell office:value-type="float" office:value="-2944.64372222899" calcext:value-type="float">
            <text:p>-2944,643722228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4181.99247326158" calcext:value-type="float">
            <text:p>4181,99247326158</text:p>
          </table:table-cell>
          <table:table-cell office:value-type="float" office:value="2178.392273" calcext:value-type="float">
            <text:p>2178,392273</text:p>
          </table:table-cell>
          <table:table-cell office:value-type="float" office:value="-2003.60020026158" calcext:value-type="float">
            <text:p>-2003,600200261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4183.06087532675" calcext:value-type="float">
            <text:p>4183,06087532675</text:p>
          </table:table-cell>
          <table:table-cell office:value-type="float" office:value="3348.229027" calcext:value-type="float">
            <text:p>3348,229027</text:p>
          </table:table-cell>
          <table:table-cell office:value-type="float" office:value="-834.83184832675" calcext:value-type="float">
            <text:p>-834,831848326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4185.19767945709" calcext:value-type="float">
            <text:p>4185,19767945709</text:p>
          </table:table-cell>
          <table:table-cell office:value-type="float" office:value="1740.756471" calcext:value-type="float">
            <text:p>1740,756471</text:p>
          </table:table-cell>
          <table:table-cell office:value-type="float" office:value="-2444.44120845709" calcext:value-type="float">
            <text:p>-2444,441208457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4189.47128771778" calcext:value-type="float">
            <text:p>4189,47128771778</text:p>
          </table:table-cell>
          <table:table-cell office:value-type="float" office:value="2847.410455" calcext:value-type="float">
            <text:p>2847,410455</text:p>
          </table:table-cell>
          <table:table-cell office:value-type="float" office:value="-1342.06083271778" calcext:value-type="float">
            <text:p>-1342,060832717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48" calcext:value-type="float">
            <text:p>2048</text:p>
          </table:table-cell>
          <table:table-cell office:value-type="float" office:value="4198.01850423915" calcext:value-type="float">
            <text:p>4198,01850423915</text:p>
          </table:table-cell>
          <table:table-cell office:value-type="float" office:value="4552.375629" calcext:value-type="float">
            <text:p>4552,375629</text:p>
          </table:table-cell>
          <table:table-cell office:value-type="float" office:value="354.357124760852" calcext:value-type="float">
            <text:p>354,35712476085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96" calcext:value-type="float">
            <text:p>4096</text:p>
          </table:table-cell>
          <table:table-cell office:value-type="float" office:value="4215.11293728189" calcext:value-type="float">
            <text:p>4215,11293728189</text:p>
          </table:table-cell>
          <table:table-cell office:value-type="float" office:value="6242.712935" calcext:value-type="float">
            <text:p>6242,712935</text:p>
          </table:table-cell>
          <table:table-cell office:value-type="float" office:value="2027.59999771811" calcext:value-type="float">
            <text:p>2027,599997718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192" calcext:value-type="float">
            <text:p>8192</text:p>
          </table:table-cell>
          <table:table-cell office:value-type="float" office:value="4249.30180336737" calcext:value-type="float">
            <text:p>4249,30180336737</text:p>
          </table:table-cell>
          <table:table-cell office:value-type="float" office:value="7624.01113" calcext:value-type="float">
            <text:p>7624,01113</text:p>
          </table:table-cell>
          <table:table-cell office:value-type="float" office:value="3374.70932663263" calcext:value-type="float">
            <text:p>3374,7093266326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384" calcext:value-type="float">
            <text:p>16384</text:p>
          </table:table-cell>
          <table:table-cell office:value-type="float" office:value="4317.67953553833" calcext:value-type="float">
            <text:p>4317,67953553833</text:p>
          </table:table-cell>
          <table:table-cell office:value-type="float" office:value="8475.39603" calcext:value-type="float">
            <text:p>8475,39603</text:p>
          </table:table-cell>
          <table:table-cell office:value-type="float" office:value="4157.71649446167" calcext:value-type="float">
            <text:p>4157,71649446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768" calcext:value-type="float">
            <text:p>32768</text:p>
          </table:table-cell>
          <table:table-cell office:value-type="float" office:value="4454.43499988026" calcext:value-type="float">
            <text:p>4454,43499988026</text:p>
          </table:table-cell>
          <table:table-cell office:value-type="float" office:value="9624.201473" calcext:value-type="float">
            <text:p>9624,201473</text:p>
          </table:table-cell>
          <table:table-cell office:value-type="float" office:value="5169.76647311974" calcext:value-type="float">
            <text:p>5169,766473119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5536" calcext:value-type="float">
            <text:p>65536</text:p>
          </table:table-cell>
          <table:table-cell office:value-type="float" office:value="4727.94592856411" calcext:value-type="float">
            <text:p>4727,94592856411</text:p>
          </table:table-cell>
          <table:table-cell office:value-type="float" office:value="10150.489331" calcext:value-type="float">
            <text:p>10150,489331</text:p>
          </table:table-cell>
          <table:table-cell office:value-type="float" office:value="5422.54340243589" calcext:value-type="float">
            <text:p>5422,543402435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1072" calcext:value-type="float">
            <text:p>131072</text:p>
          </table:table-cell>
          <table:table-cell office:value-type="float" office:value="5274.96778593182" calcext:value-type="float">
            <text:p>5274,96778593182</text:p>
          </table:table-cell>
          <table:table-cell office:value-type="float" office:value="13006.723069" calcext:value-type="float">
            <text:p>13006,723069</text:p>
          </table:table-cell>
          <table:table-cell office:value-type="float" office:value="7731.75528306818" calcext:value-type="float">
            <text:p>7731,755283068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2144" calcext:value-type="float">
            <text:p>262144</text:p>
          </table:table-cell>
          <table:table-cell office:value-type="float" office:value="6369.01150066723" calcext:value-type="float">
            <text:p>6369,01150066723</text:p>
          </table:table-cell>
          <table:table-cell office:value-type="float" office:value="13162.193283" calcext:value-type="float">
            <text:p>13162,193283</text:p>
          </table:table-cell>
          <table:table-cell office:value-type="float" office:value="6793.18178233277" calcext:value-type="float">
            <text:p>6793,181782332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4288" calcext:value-type="float">
            <text:p>524288</text:p>
          </table:table-cell>
          <table:table-cell office:value-type="float" office:value="8557.09893013805" calcext:value-type="float">
            <text:p>8557,09893013805</text:p>
          </table:table-cell>
          <table:table-cell office:value-type="float" office:value="10384.035394" calcext:value-type="float">
            <text:p>10384,035394</text:p>
          </table:table-cell>
          <table:table-cell office:value-type="float" office:value="1826.93646386195" calcext:value-type="float">
            <text:p>1826,9364638619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48576" calcext:value-type="float">
            <text:p>1048576</text:p>
          </table:table-cell>
          <table:table-cell office:value-type="float" office:value="12933.2737890797" calcext:value-type="float">
            <text:p>12933,2737890797</text:p>
          </table:table-cell>
          <table:table-cell office:value-type="float" office:value="8757.980194" calcext:value-type="float">
            <text:p>8757,980194</text:p>
          </table:table-cell>
          <table:table-cell office:value-type="float" office:value="-4175.2935950797" calcext:value-type="float">
            <text:p>-4175,29359507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5T09:35:39.629792374</meta:creation-date>
    <dc:date>2020-02-25T10:51:26.254374404</dc:date>
    <meta:editing-duration>PT4M5S</meta:editing-duration>
    <meta:editing-cycles>1</meta:editing-cycles>
    <meta:document-statistic meta:table-count="1" meta:cell-count="242" meta:object-count="1"/>
    <meta:generator>LibreOffice/6.4.0.3$Linux_X86_64 LibreOffice_project/b0a288ab3d2d4774cb44b62f04d5d28733ac6df8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68cm" svg:height="12.306cm" xlink:href=".." xlink:type="simple" chart:class="chart:scatter" chart:style-name="ch1">
        <chart:title svg:x="10.877cm" svg:y="0.382cm" chart:style-name="ch2">
          <text:p>ptop</text:p>
        </chart:title>
        <chart:legend chart:legend-position="end" svg:x="19.863cm" svg:y="5.605cm" style:legend-expansion="high" chart:style-name="ch3"/>
        <chart:plot-area chart:style-name="ch4" table:cell-range-address="Sheet1.F31:Sheet1.F52 Sheet1.G32:Sheet1.H52" chart:data-source-has-labels="both" svg:x="1.466cm" svg:y="1.407cm" svg:width="17.942cm" svg:height="9.672cm">
          <chartooo:coordinate-region svg:x="2.458cm" svg:y="1.606cm" svg:width="16.115cm" svg:height="8.826cm"/>
          <chart:axis chart:dimension="x" chart:name="primary-x" chart:style-name="ch5" chartooo:axis-type="auto">
            <chart:title svg:x="9.493cm" svg:y="11.325cm" chart:style-name="ch6">
              <text:p>n elementos</text:p>
            </chart:title>
            <chart:categories table:cell-range-address="Sheet1.F32:Sheet1.F52"/>
            <chart:grid chart:style-name="ch7" chart:class="major"/>
          </chart:axis>
          <chart:axis chart:dimension="y" chart:name="primary-y" chart:style-name="ch5">
            <chart:title svg:x="0.451cm" svg:y="6.737cm" chart:style-name="ch8">
              <text:p>MB / s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Sheet1.G32:Sheet1.G52" loext:label-string="prediccion" chart:class="chart:scatter">
            <chart:domain table:cell-range-address="Sheet1.F32:Sheet1.F52"/>
            <chart:data-point chart:repeated="21"/>
          </chart:series>
          <chart:series chart:attached-axis="primary-y" chart:style-name="ch11" chart:values-cell-range-address="Sheet1.H32:Sheet1.H52" loext:label-string="resultado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cion</text:p>
              </table:table-cell>
              <table:table-cell office:value-type="string">
                <text:p>resultad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32:Sheet1.F52</svg:desc>
                </draw:g>
              </table:table-cell>
              <table:table-cell office:value-type="float" office:value="4180.93241808754">
                <text:p>4180.93241808754</text:p>
                <draw:g>
                  <svg:desc>Sheet1.G32:Sheet1.G52</svg:desc>
                </draw:g>
              </table:table-cell>
              <table:table-cell office:value-type="float" office:value="46.224605">
                <text:p>46.224605</text:p>
                <draw:g>
                  <svg:desc>Sheet1.H32:Sheet1.H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80.94076497868">
                <text:p>4180.94076497868</text:p>
              </table:table-cell>
              <table:table-cell office:value-type="float" office:value="89.856847">
                <text:p>89.8568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80.95745876094">
                <text:p>4180.95745876094</text:p>
              </table:table-cell>
              <table:table-cell office:value-type="float" office:value="147.335077">
                <text:p>147.3350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80.99084632548">
                <text:p>4180.99084632548</text:p>
              </table:table-cell>
              <table:table-cell office:value-type="float" office:value="270.22006">
                <text:p>270.220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81.05762145455">
                <text:p>4181.05762145455</text:p>
              </table:table-cell>
              <table:table-cell office:value-type="float" office:value="520.035388">
                <text:p>520.035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81.1911717127">
                <text:p>4181.1911717127</text:p>
              </table:table-cell>
              <table:table-cell office:value-type="float" office:value="898.703363">
                <text:p>898.7033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181.45827222899">
                <text:p>4181.45827222899</text:p>
              </table:table-cell>
              <table:table-cell office:value-type="float" office:value="1236.81455">
                <text:p>1236.814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181.99247326158">
                <text:p>4181.99247326158</text:p>
              </table:table-cell>
              <table:table-cell office:value-type="float" office:value="2178.392273">
                <text:p>2178.39227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183.06087532675">
                <text:p>4183.06087532675</text:p>
              </table:table-cell>
              <table:table-cell office:value-type="float" office:value="3348.229027">
                <text:p>3348.22902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85.19767945709">
                <text:p>4185.19767945709</text:p>
              </table:table-cell>
              <table:table-cell office:value-type="float" office:value="1740.756471">
                <text:p>1740.7564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189.47128771778">
                <text:p>4189.47128771778</text:p>
              </table:table-cell>
              <table:table-cell office:value-type="float" office:value="2847.410455">
                <text:p>2847.4104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98.01850423915">
                <text:p>4198.01850423915</text:p>
              </table:table-cell>
              <table:table-cell office:value-type="float" office:value="4552.375629">
                <text:p>4552.3756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215.11293728189">
                <text:p>4215.11293728189</text:p>
              </table:table-cell>
              <table:table-cell office:value-type="float" office:value="6242.712935">
                <text:p>6242.71293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249.30180336737">
                <text:p>4249.30180336737</text:p>
              </table:table-cell>
              <table:table-cell office:value-type="float" office:value="7624.01113">
                <text:p>7624.0111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317.67953553833">
                <text:p>4317.67953553833</text:p>
              </table:table-cell>
              <table:table-cell office:value-type="float" office:value="8475.39603">
                <text:p>8475.3960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454.43499988026">
                <text:p>4454.43499988026</text:p>
              </table:table-cell>
              <table:table-cell office:value-type="float" office:value="9624.201473">
                <text:p>9624.20147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727.94592856411">
                <text:p>4727.94592856411</text:p>
              </table:table-cell>
              <table:table-cell office:value-type="float" office:value="10150.489331">
                <text:p>10150.48933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274.96778593182">
                <text:p>5274.96778593182</text:p>
              </table:table-cell>
              <table:table-cell office:value-type="float" office:value="13006.723069">
                <text:p>13006.72306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6369.01150066723">
                <text:p>6369.01150066723</text:p>
              </table:table-cell>
              <table:table-cell office:value-type="float" office:value="13162.193283">
                <text:p>13162.19328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557.09893013805">
                <text:p>8557.09893013805</text:p>
              </table:table-cell>
              <table:table-cell office:value-type="float" office:value="10384.035394">
                <text:p>10384.03539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2933.2737890797">
                <text:p>12933.2737890797</text:p>
              </table:table-cell>
              <table:table-cell office:value-type="float" office:value="8757.980194">
                <text:p>8757.980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0.3$Linux_X86_64 LibreOffice_project/b0a288ab3d2d4774cb44b62f04d5d28733ac6d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